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18pt" style:font-size-complex="18pt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 fo:font-weight="bold" style:font-size-asian="18pt" style:font-size-complex="18pt"/>
    </style:style>
    <style:style style:name="P6" style:family="paragraph">
      <style:text-properties fo:font-size="24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5.08cm" svg:height="4.572cm" svg:x="1.626cm" svg:y="5.231cm">
          <text:p text:style-name="P1"><text:span text:style-name="T1">Request</text:span></text:p>
          <text:p text:style-name="P1"><text:span text:style-name="T1">Se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id="id8" draw:layer="layout" svg:width="5.08cm" svg:height="4.572cm" svg:x="1.626cm" svg:y="10.719cm">
          <text:p text:style-name="P1"><text:span text:style-name="T1">Reduced </text:span></text:p>
          <text:p text:style-name="P1"><text:span text:style-name="T1">Request </text:span></text:p>
          <text:p text:style-name="P1"><text:span text:style-name="T1">Se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id="id2" draw:layer="layout" svg:width="5.08cm" svg:height="4.572cm" svg:x="9.916cm" svg:y="1.161cm">
          <text:p text:style-name="P1"><text:span text:style-name="T1">Polic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3" draw:layer="layout" svg:width="5.08cm" svg:height="4.572cm" svg:x="9.916cm" svg:y="6.295cm">
          <text:p text:style-name="P1"><text:span text:style-name="T1">Mutant </text:span></text:p>
          <text:p text:style-name="P1"><text:span text:style-name="T1">Policy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4" draw:layer="layout" svg:width="5.08cm" svg:height="4.572cm" svg:x="9.916cm" svg:y="14.296cm">
          <text:p text:style-name="P1"><text:span text:style-name="T1">Mutant </text:span></text:p>
          <text:p text:style-name="P1"><text:span text:style-name="T1">Policy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5" draw:layer="layout" svg:width="5.08cm" svg:height="4.572cm" svg:x="18.036cm" svg:y="1.161cm">
          <text:p text:style-name="P1"><text:span text:style-name="T1">Correct </text:span></text:p>
          <text:p text:style-name="P1"><text:span text:style-name="T1">Response </text:span></text:p>
          <text:p text:style-name="P1"><text:span text:style-name="T1">Se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id="id6" draw:layer="layout" svg:width="5.08cm" svg:height="4.572cm" svg:x="18.036cm" svg:y="6.295cm">
          <text:p text:style-name="P1"><text:span text:style-name="T1">Mutant 1 </text:span></text:p>
          <text:p text:style-name="P1"><text:span text:style-name="T1">Response </text:span></text:p>
          <text:p text:style-name="P1"><text:span text:style-name="T1">Se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draw:id="id7" draw:layer="layout" svg:width="5.08cm" svg:height="4.572cm" svg:x="18.036cm" svg:y="14.296cm">
          <text:p text:style-name="P1"><text:span text:style-name="T1">Mutant N</text:span></text:p>
          <text:p text:style-name="P1"><text:span text:style-name="T1">Response</text:span></text:p>
          <text:p text:style-name="P1"><text:span text:style-name="T1">Set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svg:x1="6.706cm" svg:y1="7.516cm" svg:x2="9.916cm" svg:y2="3.446cm" draw:start-shape="id1" draw:start-glue-point="7" draw:end-shape="id2" draw:end-glue-point="5">
          <text:p text:style-name="P4"/>
        </draw:connector>
        <draw:connector draw:style-name="gr2" draw:text-style-name="P3" draw:layer="layout" svg:x1="6.706cm" svg:y1="7.516cm" svg:x2="9.916cm" svg:y2="8.581cm" draw:start-shape="id1" draw:start-glue-point="7" draw:end-shape="id3">
          <text:p text:style-name="P4"/>
        </draw:connector>
        <draw:connector draw:style-name="gr2" draw:text-style-name="P3" draw:layer="layout" svg:x1="6.706cm" svg:y1="7.516cm" svg:x2="9.916cm" svg:y2="16.581cm" draw:start-shape="id1" draw:start-glue-point="7" draw:end-shape="id4" draw:end-glue-point="5">
          <text:p text:style-name="P4"/>
        </draw:connector>
        <draw:connector draw:style-name="gr3" draw:text-style-name="P3" draw:layer="layout" draw:line-skew="0.234cm" svg:x1="23.116cm" svg:y1="3.446cm" svg:x2="23.116cm" svg:y2="8.58cm" draw:start-shape="id5" draw:start-glue-point="7" draw:end-shape="id6" draw:end-glue-point="7">
          <text:p text:style-name="P4"/>
        </draw:connector>
        <draw:connector draw:style-name="gr3" draw:text-style-name="P3" draw:layer="layout" draw:line-skew="0.234cm" svg:x1="23.116cm" svg:y1="8.58cm" svg:x2="23.116cm" svg:y2="16.581cm" draw:start-shape="id6" draw:start-glue-point="7" draw:end-shape="id7" draw:end-glue-point="7">
          <text:p text:style-name="P4"/>
        </draw:connector>
        <draw:connector draw:style-name="gr2" draw:text-style-name="P3" draw:layer="layout" svg:x1="14.996cm" svg:y1="3.446cm" svg:x2="18.036cm" svg:y2="3.446cm" draw:start-shape="id2" draw:start-glue-point="7" draw:end-shape="id5" draw:end-glue-point="5">
          <text:p text:style-name="P4"/>
        </draw:connector>
        <draw:connector draw:style-name="gr2" draw:text-style-name="P3" draw:layer="layout" svg:x1="14.996cm" svg:y1="8.581cm" svg:x2="18.036cm" svg:y2="8.581cm" draw:start-shape="id3" draw:end-shape="id6">
          <text:p text:style-name="P4"/>
        </draw:connector>
        <draw:connector draw:style-name="gr2" draw:text-style-name="P3" draw:layer="layout" svg:x1="14.996cm" svg:y1="16.582cm" svg:x2="18.036cm" svg:y2="16.581cm" draw:start-shape="id4" draw:end-shape="id7" draw:end-glue-point="5">
          <text:p text:style-name="P4"/>
        </draw:connector>
        <draw:frame draw:style-name="gr4" draw:text-style-name="P5" draw:layer="layout" svg:width="0.635cm" svg:height="3.146cm" svg:x="12.139cm" svg:y="10.586cm">
          <draw:text-box>
            <text:p text:style-name="P4"><text:span text:style-name="T2">.</text:span></text:p>
            <text:p text:style-name="P4"><text:span text:style-name="T2">.</text:span></text:p>
            <text:p text:style-name="P4"><text:span text:style-name="T2">.</text:span></text:p>
          </draw:text-box>
        </draw:frame>
        <draw:frame draw:style-name="gr4" draw:text-style-name="P5" draw:layer="layout" svg:width="0.635cm" svg:height="3.146cm" svg:x="20.259cm" svg:y="10.586cm">
          <draw:text-box>
            <text:p text:style-name="P4"><text:span text:style-name="T2">.</text:span></text:p>
            <text:p text:style-name="P4"><text:span text:style-name="T2">.</text:span></text:p>
            <text:p text:style-name="P4"><text:span text:style-name="T2">.</text:span></text:p>
          </draw:text-box>
        </draw:frame>
        <draw:frame draw:style-name="gr5" draw:text-style-name="P6" draw:layer="layout" svg:width="2.995cm" svg:height="1.195cm" svg:x="23.966cm" svg:y="10.137cm">
          <draw:text-box>
            <text:p text:style-name="P4"><text:span text:style-name="T1">Differ?</text:span></text:p>
          </draw:text-box>
        </draw:frame>
        <draw:connector draw:style-name="gr6" draw:text-style-name="P7" draw:layer="layout" svg:x1="6.706cm" svg:y1="13.004cm" svg:x2="9.916cm" svg:y2="8.58cm" draw:start-shape="id8" draw:start-glue-point="7" draw:end-shape="id3" draw:end-glue-point="5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E Martin</meta:initial-creator>
    <meta:creation-date>2006-09-24T13:01:37</meta:creation-date>
    <dc:date>2006-09-30T13:23:18</dc:date>
    <dc:language>en-US</dc:language>
    <meta:editing-cycles>5</meta:editing-cycles>
    <meta:editing-duration>PT8M5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